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114784" calcext:value-type="float">
            <text:p>114784</text:p>
          </table:table-cell>
          <table:table-cell office:value-type="float" office:value="365040" calcext:value-type="float">
            <text:p>365040</text:p>
          </table:table-cell>
          <table:table-cell office:value-type="float" office:value="2555664" calcext:value-type="float">
            <text:p>2555664</text:p>
          </table:table-cell>
          <table:table-cell office:value-type="float" office:value="315496" calcext:value-type="float">
            <text:p>315496</text:p>
          </table:table-cell>
          <table:table-cell office:value-type="float" office:value="125288" calcext:value-type="float">
            <text:p>125288</text:p>
          </table:table-cell>
          <table:table-cell/>
          <table:table-cell table:formula="of:=([.B2]-[.O$2])^2" office:value-type="float" office:value="683801580.16" calcext:value-type="float">
            <text:p>683801580.16</text:p>
          </table:table-cell>
          <table:table-cell table:formula="of:=([.C2]-[.P$2])^2" office:value-type="float" office:value="418469259664" calcext:value-type="float">
            <text:p>418469259664</text:p>
          </table:table-cell>
          <table:table-cell table:formula="of:=([.D2]-[.Q$2])^2" office:value-type="float" office:value="13827533781936.6" calcext:value-type="float">
            <text:p>13827533781936.6</text:p>
          </table:table-cell>
          <table:table-cell table:formula="of:=([.E2]-[.R$2])^2" office:value-type="float" office:value="522360167.040001" calcext:value-type="float">
            <text:p>522360167.040001</text:p>
          </table:table-cell>
          <table:table-cell table:formula="of:=([.F2]-[.S$2])^2" office:value-type="float" office:value="678039936.640001" calcext:value-type="float">
            <text:p>678039936.640001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2:.B11])" office:value-type="float" office:value="140933.6" calcext:value-type="float">
            <text:p>140933.6</text:p>
          </table:table-cell>
          <table:table-cell table:formula="of:=AVERAGE([.C2:.C11])" office:value-type="float" office:value="1011932" calcext:value-type="float">
            <text:p>1011932</text:p>
          </table:table-cell>
          <table:table-cell table:formula="of:=AVERAGE([.D2:.D11])" office:value-type="float" office:value="6274203.2" calcext:value-type="float">
            <text:p>6274203.2</text:p>
          </table:table-cell>
          <table:table-cell table:formula="of:=AVERAGE([.E2:.E11])" office:value-type="float" office:value="338351.2" calcext:value-type="float">
            <text:p>338351.2</text:p>
          </table:table-cell>
          <table:table-cell table:formula="of:=AVERAGE([.F2:.F11])" office:value-type="float" office:value="151327.2" calcext:value-type="float">
            <text:p>151327.2</text:p>
          </table:table-cell>
        </table:table-row>
        <table:table-row table:style-name="ro1">
          <table:table-cell/>
          <table:table-cell office:value-type="float" office:value="123232" calcext:value-type="float">
            <text:p>123232</text:p>
          </table:table-cell>
          <table:table-cell office:value-type="float" office:value="375472" calcext:value-type="float">
            <text:p>375472</text:p>
          </table:table-cell>
          <table:table-cell office:value-type="float" office:value="2572712" calcext:value-type="float">
            <text:p>2572712</text:p>
          </table:table-cell>
          <table:table-cell office:value-type="float" office:value="316872" calcext:value-type="float">
            <text:p>316872</text:p>
          </table:table-cell>
          <table:table-cell office:value-type="float" office:value="138304" calcext:value-type="float">
            <text:p>138304</text:p>
          </table:table-cell>
          <table:table-cell/>
          <table:table-cell table:formula="of:=([.B3]-[.O$2])^2" office:value-type="float" office:value="313346642.56" calcext:value-type="float">
            <text:p>313346642.56</text:p>
          </table:table-cell>
          <table:table-cell table:formula="of:=([.C3]-[.P$2])^2" office:value-type="float" office:value="405081331600" calcext:value-type="float">
            <text:p>405081331600</text:p>
          </table:table-cell>
          <table:table-cell table:formula="of:=([.D3]-[.Q$2])^2" office:value-type="float" office:value="13701037103677.4" calcext:value-type="float">
            <text:p>13701037103677.4</text:p>
          </table:table-cell>
          <table:table-cell table:formula="of:=([.E3]-[.R$2])^2" office:value-type="float" office:value="461356032.640001" calcext:value-type="float">
            <text:p>461356032.640001</text:p>
          </table:table-cell>
          <table:table-cell table:formula="of:=([.F3]-[.S$2])^2" office:value-type="float" office:value="169603738.24" calcext:value-type="float">
            <text:p>169603738.24</text:p>
          </table:table-cell>
          <table:table-cell/>
          <table:table-cell office:value-type="string" calcext:value-type="string">
            <text:p>varianza</text:p>
          </table:table-cell>
          <table:table-cell table:formula="of:=SUM([.H2:.H11])/10" office:value-type="float" office:value="185766426.24" calcext:value-type="float">
            <text:p>185766426.24</text:p>
          </table:table-cell>
          <table:table-cell table:formula="of:=SUM([.I2:.I11])/10" office:value-type="float" office:value="3614107247875.2" calcext:value-type="float">
            <text:p>3614107247875.2</text:p>
          </table:table-cell>
          <table:table-cell table:formula="of:=SUM([.J2:.J11])/10" office:value-type="float" office:value="49752860362293.8" calcext:value-type="float">
            <text:p>49752860362293.8</text:p>
          </table:table-cell>
          <table:table-cell table:formula="of:=SUM([.K2:.K11])/10" office:value-type="float" office:value="915303519.36" calcext:value-type="float">
            <text:p>915303519.36</text:p>
          </table:table-cell>
          <table:table-cell table:formula="of:=SUM([.L2:.L11])/10" office:value-type="float" office:value="199609592.96" calcext:value-type="float">
            <text:p>199609592.96</text:p>
          </table:table-cell>
        </table:table-row>
        <table:table-row table:style-name="ro1">
          <table:table-cell/>
          <table:table-cell office:value-type="float" office:value="134928" calcext:value-type="float">
            <text:p>134928</text:p>
          </table:table-cell>
          <table:table-cell office:value-type="float" office:value="377080" calcext:value-type="float">
            <text:p>377080</text:p>
          </table:table-cell>
          <table:table-cell office:value-type="float" office:value="2574528" calcext:value-type="float">
            <text:p>2574528</text:p>
          </table:table-cell>
          <table:table-cell office:value-type="float" office:value="324760" calcext:value-type="float">
            <text:p>324760</text:p>
          </table:table-cell>
          <table:table-cell office:value-type="float" office:value="145520" calcext:value-type="float">
            <text:p>145520</text:p>
          </table:table-cell>
          <table:table-cell/>
          <table:table-cell table:formula="of:=([.B4]-[.O$2])^2" office:value-type="float" office:value="36067231.3600001" calcext:value-type="float">
            <text:p>36067231.3600001</text:p>
          </table:table-cell>
          <table:table-cell table:formula="of:=([.C4]-[.P$2])^2" office:value-type="float" office:value="403037061904" calcext:value-type="float">
            <text:p>403037061904</text:p>
          </table:table-cell>
          <table:table-cell table:formula="of:=([.D4]-[.Q$2])^2" office:value-type="float" office:value="13687596585495" calcext:value-type="float">
            <text:p>13687596585495</text:p>
          </table:table-cell>
          <table:table-cell table:formula="of:=([.E4]-[.R$2])^2" office:value-type="float" office:value="184720717.44" calcext:value-type="float">
            <text:p>184720717.44</text:p>
          </table:table-cell>
          <table:table-cell table:formula="of:=([.F4]-[.S$2])^2" office:value-type="float" office:value="33723571.8400001" calcext:value-type="float">
            <text:p>33723571.84000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6008" calcext:value-type="float">
            <text:p>136008</text:p>
          </table:table-cell>
          <table:table-cell office:value-type="float" office:value="379088" calcext:value-type="float">
            <text:p>379088</text:p>
          </table:table-cell>
          <table:table-cell office:value-type="float" office:value="2576544" calcext:value-type="float">
            <text:p>2576544</text:p>
          </table:table-cell>
          <table:table-cell office:value-type="float" office:value="330592" calcext:value-type="float">
            <text:p>330592</text:p>
          </table:table-cell>
          <table:table-cell office:value-type="float" office:value="146072" calcext:value-type="float">
            <text:p>146072</text:p>
          </table:table-cell>
          <table:table-cell/>
          <table:table-cell table:formula="of:=([.B5]-[.O$2])^2" office:value-type="float" office:value="24261535.3600001" calcext:value-type="float">
            <text:p>24261535.3600001</text:p>
          </table:table-cell>
          <table:table-cell table:formula="of:=([.C5]-[.P$2])^2" office:value-type="float" office:value="400491528336" calcext:value-type="float">
            <text:p>400491528336</text:p>
          </table:table-cell>
          <table:table-cell table:formula="of:=([.D5]-[.Q$2])^2" office:value-type="float" office:value="13672683559344.6" calcext:value-type="float">
            <text:p>13672683559344.6</text:p>
          </table:table-cell>
          <table:table-cell table:formula="of:=([.E5]-[.R$2])^2" office:value-type="float" office:value="60205184.6400002" calcext:value-type="float">
            <text:p>60205184.6400002</text:p>
          </table:table-cell>
          <table:table-cell table:formula="of:=([.F5]-[.S$2])^2" office:value-type="float" office:value="27617127.0400001" calcext:value-type="float">
            <text:p>27617127.04000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280" calcext:value-type="float">
            <text:p>137280</text:p>
          </table:table-cell>
          <table:table-cell office:value-type="float" office:value="379136" calcext:value-type="float">
            <text:p>379136</text:p>
          </table:table-cell>
          <table:table-cell office:value-type="float" office:value="2579176" calcext:value-type="float">
            <text:p>2579176</text:p>
          </table:table-cell>
          <table:table-cell office:value-type="float" office:value="332192" calcext:value-type="float">
            <text:p>332192</text:p>
          </table:table-cell>
          <table:table-cell office:value-type="float" office:value="148608" calcext:value-type="float">
            <text:p>148608</text:p>
          </table:table-cell>
          <table:table-cell/>
          <table:table-cell table:formula="of:=([.B6]-[.O$2])^2" office:value-type="float" office:value="13348792.96" calcext:value-type="float">
            <text:p>13348792.96</text:p>
          </table:table-cell>
          <table:table-cell table:formula="of:=([.C6]-[.P$2])^2" office:value-type="float" office:value="400430777616" calcext:value-type="float">
            <text:p>400430777616</text:p>
          </table:table-cell>
          <table:table-cell table:formula="of:=([.D6]-[.Q$2])^2" office:value-type="float" office:value="13653226008739.8" calcext:value-type="float">
            <text:p>13653226008739.8</text:p>
          </table:table-cell>
          <table:table-cell table:formula="of:=([.E6]-[.R$2])^2" office:value-type="float" office:value="37935744.6400001" calcext:value-type="float">
            <text:p>37935744.6400001</text:p>
          </table:table-cell>
          <table:table-cell table:formula="of:=([.F6]-[.S$2])^2" office:value-type="float" office:value="7394048.64000006" calcext:value-type="float">
            <text:p>7394048.64000006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</table:table-row>
        <table:table-row table:style-name="ro1">
          <table:table-cell/>
          <table:table-cell office:value-type="float" office:value="145768" calcext:value-type="float">
            <text:p>145768</text:p>
          </table:table-cell>
          <table:table-cell office:value-type="float" office:value="379136" calcext:value-type="float">
            <text:p>379136</text:p>
          </table:table-cell>
          <table:table-cell office:value-type="float" office:value="2593440" calcext:value-type="float">
            <text:p>2593440</text:p>
          </table:table-cell>
          <table:table-cell office:value-type="float" office:value="332944" calcext:value-type="float">
            <text:p>332944</text:p>
          </table:table-cell>
          <table:table-cell office:value-type="float" office:value="150704" calcext:value-type="float">
            <text:p>150704</text:p>
          </table:table-cell>
          <table:table-cell/>
          <table:table-cell table:formula="of:=([.B7]-[.O$2])^2" office:value-type="float" office:value="23371423.3599999" calcext:value-type="float">
            <text:p>23371423.3599999</text:p>
          </table:table-cell>
          <table:table-cell table:formula="of:=([.C7]-[.P$2])^2" office:value-type="float" office:value="400430777616" calcext:value-type="float">
            <text:p>400430777616</text:p>
          </table:table-cell>
          <table:table-cell table:formula="of:=([.D7]-[.Q$2])^2" office:value-type="float" office:value="13548017734474.2" calcext:value-type="float">
            <text:p>13548017734474.2</text:p>
          </table:table-cell>
          <table:table-cell table:formula="of:=([.E7]-[.R$2])^2" office:value-type="float" office:value="29237811.8400001" calcext:value-type="float">
            <text:p>29237811.8400001</text:p>
          </table:table-cell>
          <table:table-cell table:formula="of:=([.F7]-[.S$2])^2" office:value-type="float" office:value="388378.240000014" calcext:value-type="float">
            <text:p>388378.240000014</text:p>
          </table:table-cell>
          <table:table-cell/>
          <table:table-cell office:value-type="string" calcext:value-type="string">
            <text:p>promedio</text:p>
          </table:table-cell>
          <table:table-cell table:formula="of:=AVERAGE([.B4:.B9])" office:value-type="float" office:value="142868" calcext:value-type="float">
            <text:p>142868</text:p>
          </table:table-cell>
          <table:table-cell table:formula="of:=AVERAGE([.C4:.C9])" office:value-type="float" office:value="379521.333333333" calcext:value-type="float">
            <text:p>379521.333333333</text:p>
          </table:table-cell>
          <table:table-cell table:formula="of:=AVERAGE([.D4:.D9])" office:value-type="float" office:value="2933698.66666667" calcext:value-type="float">
            <text:p>2933698.66666667</text:p>
          </table:table-cell>
          <table:table-cell table:formula="of:=AVERAGE([.E4:.E9])" office:value-type="float" office:value="331310.666666667" calcext:value-type="float">
            <text:p>331310.666666667</text:p>
          </table:table-cell>
          <table:table-cell table:formula="of:=AVERAGE([.F4:.F9])" office:value-type="float" office:value="150706.666666667" calcext:value-type="float">
            <text:p>150706.666666667</text:p>
          </table:table-cell>
        </table:table-row>
        <table:table-row table:style-name="ro1">
          <table:table-cell/>
          <table:table-cell office:value-type="float" office:value="149920" calcext:value-type="float">
            <text:p>149920</text:p>
          </table:table-cell>
          <table:table-cell office:value-type="float" office:value="380728" calcext:value-type="float">
            <text:p>380728</text:p>
          </table:table-cell>
          <table:table-cell office:value-type="float" office:value="2619184" calcext:value-type="float">
            <text:p>2619184</text:p>
          </table:table-cell>
          <table:table-cell office:value-type="float" office:value="333560" calcext:value-type="float">
            <text:p>333560</text:p>
          </table:table-cell>
          <table:table-cell office:value-type="float" office:value="155216" calcext:value-type="float">
            <text:p>155216</text:p>
          </table:table-cell>
          <table:table-cell/>
          <table:table-cell table:formula="of:=([.B8]-[.O$2])^2" office:value-type="float" office:value="80755384.9599999" calcext:value-type="float">
            <text:p>80755384.9599999</text:p>
          </table:table-cell>
          <table:table-cell table:formula="of:=([.C8]-[.P$2])^2" office:value-type="float" office:value="398418489616" calcext:value-type="float">
            <text:p>398418489616</text:p>
          </table:table-cell>
          <table:table-cell table:formula="of:=([.D8]-[.Q$2])^2" office:value-type="float" office:value="13359165352368.6" calcext:value-type="float">
            <text:p>13359165352368.6</text:p>
          </table:table-cell>
          <table:table-cell table:formula="of:=([.E8]-[.R$2])^2" office:value-type="float" office:value="22955597.4400001" calcext:value-type="float">
            <text:p>22955597.4400001</text:p>
          </table:table-cell>
          <table:table-cell table:formula="of:=([.F8]-[.S$2])^2" office:value-type="float" office:value="15122765.4399999" calcext:value-type="float">
            <text:p>15122765.4399999</text:p>
          </table:table-cell>
          <table:table-cell/>
          <table:table-cell office:value-type="string" calcext:value-type="string">
            <text:p>varianza</text:p>
          </table:table-cell>
          <table:table-cell table:formula="of:=SUM([.H4:.H9])/8" office:value-type="float" office:value="41353895.52" calcext:value-type="float">
            <text:p>41353895.52</text:p>
          </table:table-cell>
          <table:table-cell table:formula="of:=SUM([.I4:.I9])/8" office:value-type="float" office:value="299959169484" calcext:value-type="float">
            <text:p>299959169484</text:p>
          </table:table-cell>
          <table:table-cell table:formula="of:=SUM([.J4:.J9])/8" office:value-type="float" office:value="8816067123758.08" calcext:value-type="float">
            <text:p>8816067123758.08</text:p>
          </table:table-cell>
          <table:table-cell table:formula="of:=SUM([.K4:.K9])/8" office:value-type="float" office:value="44452886.8800001" calcext:value-type="float">
            <text:p>44452886.8800001</text:p>
          </table:table-cell>
          <table:table-cell table:formula="of:=SUM([.L4:.L9])/8" office:value-type="float" office:value="16298502.88" calcext:value-type="float">
            <text:p>16298502.88</text:p>
          </table:table-cell>
        </table:table-row>
        <table:table-row table:style-name="ro1">
          <table:table-cell/>
          <table:table-cell office:value-type="float" office:value="153304" calcext:value-type="float">
            <text:p>153304</text:p>
          </table:table-cell>
          <table:table-cell office:value-type="float" office:value="381960" calcext:value-type="float">
            <text:p>381960</text:p>
          </table:table-cell>
          <table:table-cell office:value-type="float" office:value="4659320" calcext:value-type="float">
            <text:p>4659320</text:p>
          </table:table-cell>
          <table:table-cell office:value-type="float" office:value="333816" calcext:value-type="float">
            <text:p>333816</text:p>
          </table:table-cell>
          <table:table-cell office:value-type="float" office:value="158120" calcext:value-type="float">
            <text:p>158120</text:p>
          </table:table-cell>
          <table:table-cell/>
          <table:table-cell table:formula="of:=([.B9]-[.O$2])^2" office:value-type="float" office:value="153026796.16" calcext:value-type="float">
            <text:p>153026796.16</text:p>
          </table:table-cell>
          <table:table-cell table:formula="of:=([.C9]-[.P$2])^2" office:value-type="float" office:value="396864720784" calcext:value-type="float">
            <text:p>396864720784</text:p>
          </table:table-cell>
          <table:table-cell table:formula="of:=([.D9]-[.Q$2])^2" office:value-type="float" office:value="2607847749642.24" calcext:value-type="float">
            <text:p>2607847749642.24</text:p>
          </table:table-cell>
          <table:table-cell table:formula="of:=([.E9]-[.R$2])^2" office:value-type="float" office:value="20568039.0400001" calcext:value-type="float">
            <text:p>20568039.0400001</text:p>
          </table:table-cell>
          <table:table-cell table:formula="of:=([.F9]-[.S$2])^2" office:value-type="float" office:value="46142131.8399998" calcext:value-type="float">
            <text:p>46142131.83999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4840" calcext:value-type="float">
            <text:p>154840</text:p>
          </table:table-cell>
          <table:table-cell office:value-type="float" office:value="386528" calcext:value-type="float">
            <text:p>386528</text:p>
          </table:table-cell>
          <table:table-cell office:value-type="float" office:value="16661952" calcext:value-type="float">
            <text:p>16661952</text:p>
          </table:table-cell>
          <table:table-cell office:value-type="float" office:value="336552" calcext:value-type="float">
            <text:p>336552</text:p>
          </table:table-cell>
          <table:table-cell office:value-type="float" office:value="165552" calcext:value-type="float">
            <text:p>165552</text:p>
          </table:table-cell>
          <table:table-cell/>
          <table:table-cell table:formula="of:=([.B10]-[.O$2])^2" office:value-type="float" office:value="193387960.96" calcext:value-type="float">
            <text:p>193387960.96</text:p>
          </table:table-cell>
          <table:table-cell table:formula="of:=([.C10]-[.P$2])^2" office:value-type="float" office:value="391130163216" calcext:value-type="float">
            <text:p>391130163216</text:p>
          </table:table-cell>
          <table:table-cell table:formula="of:=([.D10]-[.Q$2])^2" office:value-type="float" office:value="107905325131901" calcext:value-type="float">
            <text:p>107905325131901</text:p>
          </table:table-cell>
          <table:table-cell table:formula="of:=([.E10]-[.R$2])^2" office:value-type="float" office:value="3237120.64000004" calcext:value-type="float">
            <text:p>3237120.64000004</text:p>
          </table:table-cell>
          <table:table-cell table:formula="of:=([.F10]-[.S$2])^2" office:value-type="float" office:value="202344935.04" calcext:value-type="float">
            <text:p>202344935.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272" calcext:value-type="float">
            <text:p>159272</text:p>
          </table:table-cell>
          <table:table-cell office:value-type="float" office:value="6715152" calcext:value-type="float">
            <text:p>6715152</text:p>
          </table:table-cell>
          <table:table-cell office:value-type="float" office:value="23349512" calcext:value-type="float">
            <text:p>23349512</text:p>
          </table:table-cell>
          <table:table-cell office:value-type="float" office:value="426728" calcext:value-type="float">
            <text:p>426728</text:p>
          </table:table-cell>
          <table:table-cell office:value-type="float" office:value="179888" calcext:value-type="float">
            <text:p>179888</text:p>
          </table:table-cell>
          <table:table-cell/>
          <table:table-cell table:formula="of:=([.B11]-[.O$2])^2" office:value-type="float" office:value="336296914.56" calcext:value-type="float">
            <text:p>336296914.56</text:p>
          </table:table-cell>
          <table:table-cell table:formula="of:=([.C11]-[.P$2])^2" office:value-type="float" office:value="32526718368400" calcext:value-type="float">
            <text:p>32526718368400</text:p>
          </table:table-cell>
          <table:table-cell table:formula="of:=([.D11]-[.Q$2])^2" office:value-type="float" office:value="291566170615357" calcext:value-type="float">
            <text:p>291566170615357</text:p>
          </table:table-cell>
          <table:table-cell table:formula="of:=([.E11]-[.R$2])^2" office:value-type="float" office:value="7810458778.24" calcext:value-type="float">
            <text:p>7810458778.24</text:p>
          </table:table-cell>
          <table:table-cell table:formula="of:=([.F11]-[.S$2])^2" office:value-type="float" office:value="815719296.639999" calcext:value-type="float">
            <text:p>815719296.639999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7T22:46:09.837284387</dc:date>
    <meta:document-statistic meta:table-count="1" meta:cell-count="146" meta:object-count="0"/>
    <meta:generator>LibreOffice/4.2.6.3$Linux_X86_64 LibreOffice_project/420m0$Build-3</meta:generator>
  </office:meta>
</office:document-meta>
</file>